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1.8547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4b2204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7" table:default-cell-style-name="ce1"/>
        <table:table-column table:style-name="co2" table:number-columns-repeated="999" table:default-cell-style-name="ce1"/>
        <table:table-row table:style-name="ro1"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 calcext:value-type="string">
            <text:p>before contact</text:p>
          </table:table-cell>
          <table:table-cell table:style-name="ce3"/>
          <table:table-cell table:style-name="ce3" office:value-type="string" calcext:value-type="string">
            <text:p>contac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659332877308" calcext:value-type="float">
            <text:p>11.065933287730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inch</text:p>
          </table:table-cell>
          <table:table-cell office:value-type="float" office:value="11.0659332877308" calcext:value-type="float">
            <text:p>11.0659332877308</text:p>
          </table:table-cell>
          <table:table-cell/>
          <table:table-cell office:value-type="float" office:value="11.0151156073391" calcext:value-type="float">
            <text:p>11.0151156073391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81074553728104" calcext:value-type="float">
            <text:p>0.2810745537281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meter</text:p>
          </table:table-cell>
          <table:table-cell office:value-type="float" office:value="0.281074553728104" calcext:value-type="float">
            <text:p>0.281074553728104</text:p>
          </table:table-cell>
          <table:table-cell/>
          <table:table-cell office:value-type="float" office:value="0.27978378534317" calcext:value-type="float">
            <text:p>0.27978378534317</text:p>
          </table:table-cell>
          <table:table-cell table:number-columns-repeated="3"/>
          <table:table-cell table:style-name="Default" office:value-type="string" calcext:value-type="string">
            <text:p>Z Force threshold: </text:p>
          </table:table-cell>
          <table:table-cell table:style-name="ce4" office:value-type="string" calcext:value-type="string">
            <text:p>if force is less than -6</text:p>
          </table:table-cell>
          <table:table-cell table:style-name="Default"/>
          <table:table-cell table:number-columns-repeated="997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3.0864031314849854,</text:p>
          </table:table-cell>
          <table:table-cell table:number-columns-repeated="2"/>
          <table:table-cell office:value-type="string" calcext:value-type="string">
            <text:p>inch</text:p>
          </table:table-cell>
          <table:table-cell office:value-type="float" office:value="11.0662676840484" calcext:value-type="float">
            <text:p>11.0662676840484</text:p>
          </table:table-cell>
          <table:table-cell/>
          <table:table-cell office:value-type="float" office:value="11.0218950526834" calcext:value-type="float">
            <text:p>11.02189505268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ESSED</text:p>
          </table:table-cell>
          <table:table-cell table:number-columns-repeated="4"/>
          <table:table-cell office:value-type="string" calcext:value-type="string">
            <text:p>meter</text:p>
          </table:table-cell>
          <table:table-cell office:value-type="float" office:value="0.281083047389984" calcext:value-type="float">
            <text:p>0.281083047389984</text:p>
          </table:table-cell>
          <table:table-cell/>
          <table:table-cell office:value-type="float" office:value="0.279955983161926" calcext:value-type="float">
            <text:p>0.27995598316192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1">
          <table:table-cell table:number-columns-repeated="14"/>
          <table:table-cell table:style-name="Default" office:value-type="string" calcext:value-type="string">
            <text:p>Z position threshold:</text:p>
          </table:table-cell>
          <table:table-cell office:value-type="string" calcext:value-type="string">
            <text:p>.278 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151156073391" calcext:value-type="float">
            <text:p>11.015115607339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inch</text:p>
          </table:table-cell>
          <table:table-cell office:value-type="float" office:value="11.0679607854038" calcext:value-type="float">
            <text:p>11.0679607854038</text:p>
          </table:table-cell>
          <table:table-cell/>
          <table:table-cell office:value-type="float" office:value="11.0194920924783" calcext:value-type="float">
            <text:p>11.0194920924783</text:p>
          </table:table-cell>
          <table:table-cell table:number-columns-repeated="3"/>
          <table:table-cell table:style-name="Default" office:value-type="string" calcext:value-type="string">
            <text:p>Z position threshold:</text:p>
          </table:table-cell>
          <table:table-cell office:value-type="string" calcext:value-type="string">
            <text:p>11.02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7978378534317" calcext:value-type="float">
            <text:p>0.2797837853431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meter</text:p>
          </table:table-cell>
          <table:table-cell office:value-type="float" office:value="0.28112605214119" calcext:value-type="float">
            <text:p>0.28112605214119</text:p>
          </table:table-cell>
          <table:table-cell/>
          <table:table-cell office:value-type="float" office:value="0.279894948005676" calcext:value-type="float">
            <text:p>0.27989494800567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9.311861038208008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RESSED!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ver!</text:p>
          </table:table-cell>
          <table:table-cell table:number-columns-repeated="3"/>
          <table:table-cell office:value-type="string" calcext:value-type="string">
            <text:p>inch</text:p>
          </table:table-cell>
          <table:table-cell office:value-type="float" office:value="11.0657596363097" calcext:value-type="float">
            <text:p>11.0657596363097</text:p>
          </table:table-cell>
          <table:table-cell/>
          <table:table-cell office:value-type="float" office:value="11.0172064643145" calcext:value-type="float">
            <text:p>11.0172064643145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meter</text:p>
          </table:table-cell>
          <table:table-cell office:value-type="float" office:value="0.28107014298439" calcext:value-type="float">
            <text:p>0.28107014298439</text:p>
          </table:table-cell>
          <table:table-cell/>
          <table:table-cell office:value-type="float" office:value="0.279836893081665" calcext:value-type="float">
            <text:p>0.2798368930816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----------------------------------------------------------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table:number-columns-repeated="7"/>
          <table:table-cell office:value-type="string" calcext:value-type="string">
            <text:p>inch</text:p>
          </table:table-cell>
          <table:table-cell office:value-type="float" office:value="11.0643915447086" calcext:value-type="float">
            <text:p>11.0643915447086</text:p>
          </table:table-cell>
          <table:table-cell/>
          <table:table-cell office:value-type="float" office:value="11.0127795263976" calcext:value-type="float">
            <text:p>11.01277952639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662676840484" calcext:value-type="float">
            <text:p>11.0662676840484</text:p>
          </table:table-cell>
          <table:table-cell table:number-columns-repeated="2"/>
          <table:table-cell table:style-name="Default"/>
          <table:table-cell office:value-type="string" calcext:value-type="string">
            <text:p>meter</text:p>
          </table:table-cell>
          <table:table-cell office:value-type="float" office:value="0.281035393476486" calcext:value-type="float">
            <text:p>0.281035393476486</text:p>
          </table:table-cell>
          <table:table-cell/>
          <table:table-cell office:value-type="float" office:value="0.279724448919296" calcext:value-type="float">
            <text:p>0.279724448919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81083047389984" calcext:value-type="float">
            <text:p>0.281083047389984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3.0141310691833496,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ESSED</text:p>
          </table:table-cell>
          <table:table-cell table:number-columns-repeated="5"/>
          <table:table-cell table:style-name="Default" table:number-columns-repeated="3"/>
          <table:table-cell table:number-columns-repeated="100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218950526834" calcext:value-type="float">
            <text:p>11.0218950526834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79955983161926" calcext:value-type="float">
            <text:p>0.279955983161926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6.3811421394348145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RESSED!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ver!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-----------------------------------------------------------</text:p>
          </table:table-cell>
          <table:table-cell table:number-columns-repeated="7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nputstring=</text:p>
          </table:table-cell>
          <table:table-cell office:value-type="string" calcext:value-type="string">
            <text:p>obs</text:p>
          </table:table-cell>
          <table:table-cell table:number-columns-repeated="6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obs</text:p>
          </table:table-cell>
          <table:table-cell table:number-columns-repeated="5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679607854038" calcext:value-type="float">
            <text:p>11.0679607854038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8112605214119" calcext:value-type="float">
            <text:p>0.28112605214119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3.399149179458618,</text:p>
          </table:table-cell>
          <table:table-cell table:number-columns-repeated="3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ESSED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nputstring=</text:p>
          </table:table-cell>
          <table:table-cell office:value-type="string" calcext:value-type="string">
            <text:p>obs</text:p>
          </table:table-cell>
          <table:table-cell table:number-columns-repeated="6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obs</text:p>
          </table:table-cell>
          <table:table-cell table:number-columns-repeated="5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194920924783" calcext:value-type="float">
            <text:p>11.0194920924783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79894948005676" calcext:value-type="float">
            <text:p>0.279894948005676</text:p>
          </table:table-cell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7.596000671386719,</text:p>
          </table:table-cell>
          <table:table-cell table:number-columns-repeated="3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RESSED!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ver!</text:p>
          </table:table-cell>
          <table:table-cell table:number-columns-repeated="4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------------------------------------------------------------------------------</text:p>
          </table:table-cell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657596363097" calcext:value-type="float">
            <text:p>11.065759636309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8107014298439" calcext:value-type="float">
            <text:p>0.2810701429843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3.8892879486083984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ESSED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inputstring=</text:p>
          </table:table-cell>
          <table:table-cell office:value-type="string" calcext:value-type="string">
            <text:p>obs</text:p>
          </table:table-cell>
          <table:table-cell table:number-columns-repeated="6"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obs</text:p>
          </table:table-cell>
          <table:table-cell table:number-columns-repeated="5"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172064643145" calcext:value-type="float">
            <text:p>11.0172064643145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79836893081665" calcext:value-type="float">
            <text:p>0.279836893081665</text:p>
          </table:table-cell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9.2445650100708,</text:p>
          </table:table-cell>
          <table:table-cell table:number-columns-repeated="3"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RESSED!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ver!</text:p>
          </table:table-cell>
          <table:table-cell table:number-columns-repeated="4"/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7"/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inputstring=</text:p>
          </table:table-cell>
          <table:table-cell office:value-type="string" calcext:value-type="string">
            <text:p>ob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ob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643915447086" calcext:value-type="float">
            <text:p>11.064391544708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81035393476486" calcext:value-type="float">
            <text:p>0.28103539347648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3.7505953311920166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ESSED</text:p>
          </table:table-cell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inputstring=</text:p>
          </table:table-cell>
          <table:table-cell office:value-type="string" calcext:value-type="string">
            <text:p>ob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ob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inches)</text:p>
          </table:table-cell>
          <table:table-cell office:value-type="string" calcext:value-type="string">
            <text:p>z</text:p>
          </table:table-cell>
          <table:table-cell office:value-type="float" office:value="11.0127795263976" calcext:value-type="float">
            <text:p>11.012779526397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currentpose</text:p>
          </table:table-cell>
          <table:table-cell office:value-type="string" calcext:value-type="string">
            <text:p>(meters)</text:p>
          </table:table-cell>
          <table:table-cell office:value-type="string" calcext:value-type="string">
            <text:p>z</text:p>
          </table:table-cell>
          <table:table-cell office:value-type="float" office:value="0.279724448919296" calcext:value-type="float">
            <text:p>0.27972444891929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forcetorque</text:p>
          </table:table-cell>
          <table:table-cell table:number-columns-repeated="3"/>
          <table:table-cell office:value-type="string" calcext:value-type="string">
            <text:p>-10.099068641662598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RESSED!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over!</text:p>
          </table:table-cell>
          <table:table-cell table:number-columns-repeated="1010"/>
        </table:table-row>
        <table:table-row table:style-name="ro1" table:number-rows-repeated="1048503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15:03.867193204</meta:creation-date>
    <dc:date>2021-10-14T20:33:18.454284746</dc:date>
    <meta:editing-duration>PT18M12S</meta:editing-duration>
    <meta:editing-cycles>6</meta:editing-cycles>
    <meta:generator>LibreOffice/6.4.7.2$Linux_X86_64 LibreOffice_project/40$Build-2</meta:generator>
    <meta:document-statistic meta:table-count="1" meta:cell-count="207" meta:object-count="0"/>
  </office:meta>
</office:document-meta>
</file>